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7.45cm" fo:min-width="39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draw:fill-color="#ffffff" draw:auto-grow-width="true" fo:min-height="0.935cm" fo:min-width="10.93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52cm" fo:min-width="0.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6" style:family="graphic" style:parent-style-name="objectwithoutfill">
      <style:graphic-properties draw:stroke="dash" draw:stroke-dash="Fine_20_Dashed" svg:stroke-color="#3333ff" draw:marker-end="Arrow" draw:marker-end-width="0.3cm" draw:fill="none" draw:textarea-vertical-align="middle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4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0cm" svg:height="27.7cm" svg:x="1cm" svg:y="1cm">
          <text:p text:style-name="P1"><text:span text:style-name="T1">Layer 0 Interface</text:span></text:p>
          <draw:enhanced-geometry svg:viewBox="0 0 21600 21600" draw:type="rectangle" draw:enhanced-path="M 0 0 L 21600 0 21600 21600 0 21600 0 0 Z N"/>
        </draw:custom-shape>
        <draw:g xml:id="id6" draw:id="id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25.217cm" svg:y="9.802cm">
            <draw:text-box>
              <text:p text:style-name="P3"><text:span text:style-name="T2">Sim</text:span></text:p>
            </draw:text-box>
          </draw:frame>
          <draw:polygon draw:style-name="gr3" draw:text-style-name="P5" draw:layer="layout" svg:width="9.721cm" svg:height="7.479cm" svg:x="22.889cm" svg:y="7.1cm" svg:viewBox="0 0 9722 7480" draw:points="0,7480 9722,7480 4858,0">
            <text:p/>
          </draw:polygon>
          <draw:custom-shape draw:style-name="gr4" draw:text-style-name="P6" draw:layer="layout" svg:width="0.486cm" svg:height="0.5cm" svg:x="22.5cm" svg:y="14.4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32.514cm" svg:y="1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7.507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27.5cm" svg:y="11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" draw:id="id1">
          <draw:g>
            <draw:custom-shape draw:style-name="gr6" draw:text-style-name="P9" draw:layer="layout" svg:width="0.8cm" svg:height="0.3cm" svg:x="3.2cm" svg:y="23.9cm">
              <text:p text:style-name="P8"><text:span text:style-name="T3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3.8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.2cm" svg:y="24.2cm">
              <text:p text:style-name="P8"><text:span text:style-name="T3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9" draw:layer="layout" svg:width="2.5cm" svg:height="0.3cm" svg:x="4cm" svg:y="24.198cm">
              <text:p text:style-name="P8"><text:span text:style-name="T3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.2cm" svg:y="24.5cm">
              <text:p text:style-name="P8"><text:span text:style-name="T3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5.4cm" svg:y="25.1cm">
                <text:p text:style-name="P8"><text:span text:style-name="T3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5.1cm">
                <text:p text:style-name="P8"><text:span text:style-name="T3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5.1cm">
                <text:p text:style-name="P8"><text:span text:style-name="T3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5.4cm" svg:y="24.8cm">
                <text:p text:style-name="P8"><text:span text:style-name="T3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9" draw:layer="layout" svg:width="1.4cm" svg:height="0.3cm" svg:x="3.2cm" svg:y="24.8cm">
                <text:p text:style-name="P8"><text:span text:style-name="T3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" draw:text-style-name="P9" draw:layer="layout" svg:width="0.8cm" svg:height="0.3cm" svg:x="4.6cm" svg:y="24.8cm">
                <text:p text:style-name="P8"><text:span text:style-name="T3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6.5cm" svg:y1="24.649cm" svg:x2="7.901cm" svg:y2="22.799cm" draw:start-shape="id1" draw:start-glue-point="1" draw:end-shape="id2" draw:end-glue-point="6" svg:d="M6500 24649l1401-1850" svg:viewBox="0 0 1402 1851">
          <text:p/>
        </draw:connector>
        <draw:custom-shape draw:style-name="gr5" draw:text-style-name="P7" xml:id="id15" draw:id="id15" draw:layer="layout" svg:width="0.5cm" svg:height="0.5cm" svg:x="29.3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11.433cm" svg:height="1.185cm" svg:x="12cm" svg:y="2.2cm">
          <draw:text-box>
            <text:p><text:span text:style-name="T4"><text:file-name text:display="name">002-002-ReorganisationSimulation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10.417cm" svg:y="17.902cm">
            <draw:text-box>
              <text:p text:style-name="P3"><text:span text:style-name="T2">Env</text:span></text:p>
            </draw:text-box>
          </draw:frame>
          <draw:polygon draw:style-name="gr3" draw:text-style-name="P5" draw:layer="layout" svg:width="9.721cm" svg:height="7.479cm" svg:x="8.089cm" svg:y="15.2cm" svg:viewBox="0 0 9722 7480" draw:points="0,7480 9722,7480 4858,0">
            <text:p/>
          </draw:polygon>
          <draw:custom-shape draw:style-name="gr4" draw:text-style-name="P6" draw:layer="layout" svg:width="0.486cm" svg:height="0.5cm" svg:x="7.7cm" svg:y="22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7.714cm" svg:y="2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2.707cm" svg:y="1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1" draw:text-style-name="P10" draw:layer="layout" draw:type="line" svg:x1="18.65cm" svg:y1="15cm" svg:x2="21.773cm" svg:y2="15.873cm" draw:start-shape="id3" draw:start-glue-point="2" draw:end-shape="id4" draw:end-glue-point="5" svg:d="M18650 15000l3123 873" svg:viewBox="0 0 3124 874">
          <text:p/>
        </draw:connector>
        <draw:g xml:id="id13" draw:id="id13">
          <draw:g>
            <draw:custom-shape draw:style-name="gr6" draw:text-style-name="P9" draw:layer="layout" svg:width="0.8cm" svg:height="0.3cm" svg:x="27.4cm" svg:y="17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cm">
              <text:p text:style-name="P8"><text:span text:style-name="T3">Worl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7.4cm" svg:y="17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8.2cm" svg:y="17.3cm">
              <text:p text:style-name="P8"><text:span text:style-name="T3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7.4cm" svg:y="17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9.6cm" svg:y="1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7.4cm" svg:y="17.9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8.5cm" svg:y="17.902cm">
                <text:p text:style-name="P8"><text:span text:style-name="T3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" draw:id="id5">
          <draw:g>
            <draw:custom-shape draw:style-name="gr6" draw:text-style-name="P9" draw:layer="layout" svg:width="0.8cm" svg:height="0.3cm" svg:x="22.4cm" svg:y="6.7cm">
              <text:p text:style-name="P8"><text:span text:style-name="T3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7" draw:text-style-name="P9" draw:layer="layout" svg:width="2.5cm" svg:height="0.3cm" svg:x="23.2cm" svg:y="6.698cm">
              <text:p text:style-name="P8"><text:span text:style-name="T3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2.4cm" svg:y="7cm">
              <text:p text:style-name="P8"><text:span text:style-name="T3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24.6cm" svg:y="7.3cm">
                <text:p text:style-name="P8"><text:span text:style-name="T3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2.4cm" svg:y="7.3cm">
                <text:p text:style-name="P8"><text:span text:style-name="T3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9" draw:text-style-name="P9" draw:layer="layout" svg:width="1.1cm" svg:height="0.3cm" svg:x="23.5cm" svg:y="7.3cm">
                <text:p text:style-name="P8"><text:span text:style-name="T3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5.7cm" svg:y1="7.149cm" svg:x2="27.701cm" svg:y2="6.901cm" draw:start-shape="id5" draw:end-shape="id6" draw:end-glue-point="6" svg:d="M25700 7149l2001-248" svg:viewBox="0 0 2002 249">
          <text:p/>
        </draw:connector>
        <draw:g xml:id="id10" draw:id="id10">
          <draw:g>
            <draw:custom-shape draw:style-name="gr6" draw:text-style-name="P9" draw:layer="layout" svg:width="0.8cm" svg:height="0.3cm" svg:x="12.4cm" svg:y="23.5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4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2.4cm" svg:y="23.8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3.2cm" svg:y="23.798cm">
              <text:p text:style-name="P8"><text:span text:style-name="T3">Rando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2.4cm" svg:y="24.1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4.6cm" svg:y="24.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7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7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4.4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4.4cm">
                <text:p text:style-name="P8"><text:span text:style-name="T3">Sca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4.4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cm">
                <text:p text:style-name="P8"><text:span text:style-name="T3">Initial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3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3cm">
                <text:p text:style-name="P8"><text:span text:style-name="T3">Min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3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4.6cm" svg:y="25.6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2.4cm" svg:y="25.6cm">
                <text:p text:style-name="P8"><text:span text:style-name="T3">Max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3.5cm" svg:y="25.6cm">
                <text:p text:style-name="P8"><text:span text:style-name="T3">2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" draw:id="id11">
          <draw:g>
            <draw:custom-shape draw:style-name="gr6" draw:text-style-name="P9" draw:layer="layout" svg:width="0.8cm" svg:height="0.3cm" svg:x="14.1cm" svg:y="26.4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4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4.1cm" svg:y="26.7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4.9cm" svg:y="26.7cm">
              <text:p text:style-name="P8"><text:span text:style-name="T3">Step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4.1cm" svg:y="27.0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6.3cm" svg:y="27.6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602cm">
                <text:p text:style-name="P8"><text:span text:style-name="T3">Upp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6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3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302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302cm">
                <text:p text:style-name="P8"><text:span text:style-name="T3">1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6.3cm" svg:y="27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4.1cm" svg:y="27.902cm">
                <text:p text:style-name="P8"><text:span text:style-name="T3">Low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5.2cm" svg:y="27.902cm">
                <text:p text:style-name="P8"><text:span text:style-name="T3">-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7" draw:id="id7">
          <draw:g>
            <draw:custom-shape draw:style-name="gr6" draw:text-style-name="P9" draw:layer="layout" svg:width="0.8cm" svg:height="0.3cm" svg:x="17.7cm" svg:y="26.0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cm">
              <text:p text:style-name="P8"><text:span text:style-name="T3">Sin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.7cm" svg:y="26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8.5cm" svg:y="26.3cm">
              <text:p text:style-name="P8"><text:span text:style-name="T3">SineGener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.7cm" svg:y="26.6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9cm" svg:y="27.2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202cm">
                <text:p text:style-name="P8"><text:span text:style-name="T3">Amplitud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2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6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6.902cm">
                <text:p text:style-name="P8"><text:span text:style-name="T3">Frequency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6.9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5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502cm">
                <text:p text:style-name="P8"><text:span text:style-name="T3">Pha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5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7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7.802cm">
                <text:p text:style-name="P8"><text:span text:style-name="T3">X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7.8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102cm">
                <text:p text:style-name="P8"><text:span text:style-name="T3">YShif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102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19.9cm" svg:y="28.4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.7cm" svg:y="28.402cm">
                <text:p text:style-name="P8"><text:span text:style-name="T3">Step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8cm" svg:y="28.402cm">
                <text:p text:style-name="P8"><text:span text:style-name="T3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9" draw:id="id9" draw:layer="layout" svg:width="0.5cm" svg:height="0.5cm" svg:x="18.8cm" svg:y="2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8" draw:id="id8" draw:layer="layout" svg:width="0.5cm" svg:height="0.5cm" svg:x="20cm" svg:y="2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19.35cm" svg:y1="26cm" svg:x2="20.073cm" svg:y2="25.527cm" draw:start-shape="id7" draw:start-glue-point="0" draw:end-shape="id8" draw:end-glue-point="7" svg:d="M19350 26000l723-473" svg:viewBox="0 0 724 474">
          <text:p/>
        </draw:connector>
        <draw:connector draw:style-name="gr13" draw:text-style-name="P9" draw:layer="layout" draw:type="line" svg:x1="17.998cm" svg:y1="22.798cm" svg:x2="18.873cm" svg:y2="23.873cm" draw:start-shape="id2" draw:start-glue-point="4" draw:end-shape="id9" draw:end-glue-point="5" svg:d="M17998 22798l875 1075" svg:viewBox="0 0 876 1076">
          <text:p text:style-name="P8"><text:span text:style-name="T3">Transfer</text:span></text:p>
        </draw:connector>
        <draw:connector draw:style-name="gr13" draw:text-style-name="P9" draw:layer="layout" draw:type="line" svg:x1="19.227cm" svg:y1="24.227cm" svg:x2="20.073cm" svg:y2="25.173cm" draw:start-shape="id9" draw:start-glue-point="9" draw:end-shape="id8" draw:end-glue-point="5" svg:d="M19227 24227l846 946" svg:viewBox="0 0 847 947">
          <text:p text:style-name="P8"><text:span text:style-name="T3">Transfer</text:span></text:p>
        </draw:connector>
        <draw:connector draw:style-name="gr11" draw:text-style-name="P10" draw:layer="layout" draw:type="line" svg:x1="15.7cm" svg:y1="24.699cm" svg:x2="17.998cm" svg:y2="22.798cm" draw:start-shape="id10" draw:end-shape="id2" draw:end-glue-point="4" svg:d="M15700 24699l2298-1901" svg:viewBox="0 0 2299 1902">
          <text:p/>
        </draw:connector>
        <draw:connector draw:style-name="gr11" draw:text-style-name="P10" draw:layer="layout" draw:type="line" svg:x1="15.75cm" svg:y1="26.4cm" svg:x2="18.873cm" svg:y2="24.227cm" draw:start-shape="id11" draw:start-glue-point="0" draw:end-shape="id9" draw:end-glue-point="7" svg:d="M15750 26400l3123-2173" svg:viewBox="0 0 3124 2174">
          <text:p/>
        </draw:connector>
        <draw:connector draw:style-name="gr13" draw:text-style-name="P12" draw:layer="layout" draw:type="line" svg:x1="17.998cm" svg:y1="22.798cm" svg:x2="21.773cm" svg:y2="16.227cm" draw:start-shape="id2" draw:start-glue-point="4" draw:end-shape="id4" draw:end-glue-point="7" svg:d="M17998 22798l3775-6571" svg:viewBox="0 0 3776 6572">
          <text:p text:style-name="P8"><text:span text:style-name="T5">0</text:span></text:p>
        </draw:connector>
        <draw:custom-shape draw:style-name="gr5" draw:text-style-name="P7" xml:id="id4" draw:id="id4" draw:layer="layout" svg:width="0.5cm" svg:height="0.5cm" svg:x="21.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draw:type="line" svg:x1="20.427cm" svg:y1="25.173cm" svg:x2="21.773cm" svg:y2="16.227cm" draw:start-shape="id8" draw:start-glue-point="11" draw:end-shape="id4" draw:end-glue-point="7" svg:d="M20427 25173l1346-8946" svg:viewBox="0 0 1347 8947">
          <text:p text:style-name="P8"><text:span text:style-name="T5">2</text:span></text:p>
        </draw:connector>
        <draw:connector draw:style-name="gr13" draw:text-style-name="P12" draw:layer="layout" draw:type="line" svg:x1="19.227cm" svg:y1="23.873cm" svg:x2="21.773cm" svg:y2="16.227cm" draw:start-shape="id9" draw:start-glue-point="11" draw:end-shape="id4" draw:end-glue-point="7" svg:d="M19227 23873l2546-7646" svg:viewBox="0 0 2547 7647">
          <text:p text:style-name="P8"><text:span text:style-name="T5">1</text:span></text:p>
        </draw:connector>
        <draw:g xml:id="id3" draw:id="id3">
          <draw:g>
            <draw:custom-shape draw:style-name="gr6" draw:text-style-name="P9" draw:layer="layout" svg:width="0.8cm" svg:height="0.3cm" svg:x="17cm" svg:y="13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3.798cm">
              <text:p text:style-name="P8"><text:span text:style-name="T3">Disturba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17cm" svg:y="14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7.8cm" svg:y="14.098cm">
              <text:p text:style-name="P8"><text:span text:style-name="T3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17cm" svg:y="14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19.2cm" svg:y="14.7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7cm" svg:y="14.7cm">
                <text:p text:style-name="P8"><text:span text:style-name="T3">Weights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18.1cm" svg:y="14.7cm">
                <text:p text:style-name="P8"><text:span text:style-name="T3">0,1,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22.127cm" svg:y1="15.873cm" svg:x2="22.701cm" svg:y2="14.699cm" draw:start-shape="id4" draw:start-glue-point="11" draw:end-shape="id6" draw:end-glue-point="4" svg:d="M22127 15873l574-1174" svg:viewBox="0 0 575 1175">
          <text:p/>
        </draw:connector>
        <draw:custom-shape draw:style-name="gr5" draw:text-style-name="P7" xml:id="id12" draw:id="id12" draw:layer="layout" svg:width="0.5cm" svg:height="0.5cm" svg:x="32.5cm" svg:y="1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2.5cm" svg:y1="16.45cm" svg:x2="22.701cm" svg:y2="14.699cm" draw:start-shape="id12" draw:start-glue-point="6" draw:end-shape="id6" draw:end-glue-point="4" svg:d="M32500 16450l-9799-1751" svg:viewBox="0 0 9800 1752">
          <text:p/>
        </draw:connector>
        <draw:connector draw:style-name="gr11" draw:text-style-name="P10" draw:layer="layout" draw:type="line" svg:x1="32.799cm" svg:y1="14.699cm" svg:x2="32.75cm" svg:y2="16.2cm" draw:start-shape="id6" draw:start-glue-point="5" draw:end-shape="id12" draw:end-glue-point="4" svg:d="M32799 14699l-49 1501" svg:viewBox="0 0 50 1502">
          <text:p/>
        </draw:connector>
        <draw:connector draw:style-name="gr11" draw:text-style-name="P10" draw:layer="layout" draw:type="line" svg:x1="30.7cm" svg:y1="17.601cm" svg:x2="32.573cm" svg:y2="16.627cm" draw:start-shape="id13" draw:start-glue-point="1" draw:end-shape="id12" draw:end-glue-point="7" svg:d="M30700 17601l1873-974" svg:viewBox="0 0 1874 975">
          <text:p/>
        </draw:connector>
        <draw:custom-shape draw:style-name="gr5" draw:text-style-name="P7" xml:id="id14" draw:id="id14" draw:layer="layout" svg:width="0.5cm" svg:height="0.5cm" svg:x="31.3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27.701cm" svg:y1="11.299cm" svg:x2="31.55cm" svg:y2="5.9cm" draw:start-shape="id6" draw:start-glue-point="7" draw:end-shape="id14" draw:end-glue-point="8" svg:d="M27701 11299l3849-5399" svg:viewBox="0 0 3850 5400">
          <text:p/>
        </draw:connector>
        <draw:connector draw:style-name="gr11" draw:text-style-name="P10" draw:layer="layout" draw:type="line" svg:x1="31.3cm" svg:y1="5.65cm" svg:x2="29.8cm" svg:y2="6.05cm" draw:start-shape="id14" draw:start-glue-point="6" draw:end-shape="id15" draw:end-glue-point="10" svg:d="M31300 5650l-1500 400" svg:viewBox="0 0 1501 401">
          <text:p/>
        </draw:connector>
        <draw:connector draw:style-name="gr11" draw:text-style-name="P10" draw:layer="layout" draw:type="line" svg:x1="32.799cm" svg:y1="14.699cm" svg:x2="29.55cm" svg:y2="6.3cm" draw:start-shape="id6" draw:start-glue-point="5" draw:end-shape="id15" draw:end-glue-point="8" svg:d="M32799 14699l-3249-8399" svg:viewBox="0 0 3250 8400">
          <text:p/>
        </draw:connector>
        <draw:connector draw:style-name="gr13" draw:text-style-name="P9" draw:layer="layout" draw:type="line" svg:x1="29.3cm" svg:y1="6.05cm" svg:x2="27.75cm" svg:y2="6.6cm" draw:start-shape="id15" draw:start-glue-point="6" draw:end-shape="id6" svg:d="M29300 6050l-1550 550" svg:viewBox="0 0 1551 551">
          <text:p text:style-name="P8"><text:span text:style-name="T3">Transfer</text:span></text:p>
        </draw:connector>
        <draw:g xml:id="id16" draw:id="id16">
          <draw:g>
            <draw:custom-shape draw:style-name="gr6" draw:text-style-name="P9" draw:layer="layout" svg:width="0.8cm" svg:height="0.3cm" svg:x="33.6cm" svg:y="5.8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5.7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3.6cm" svg:y="6.1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4.4cm" svg:y="6.098cm">
              <text:p text:style-name="P8"><text:span text:style-name="T3">RMSErrorRespon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3.6cm" svg:y="6.4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5.8cm" svg:y="7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7cm">
                <text:p text:style-name="P8"><text:span text:style-name="T3">Limi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4.7cm" svg:y="7cm">
                <text:p text:style-name="P8"><text:span text:style-name="T3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9" draw:layer="layout" svg:width="1.1cm" svg:height="0.302cm" svg:x="35.8cm" svg:y="6.698cm">
                <text:p text:style-name="P8"><text:span text:style-name="T3">Integ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3.6cm" svg:y="6.7cm">
                <text:p text:style-name="P8"><text:span text:style-name="T3">Period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4.7cm" svg:y="6.7cm">
                <text:p text:style-name="P8"><text:span text:style-name="T6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3.6cm" svg:y1="6.549cm" svg:x2="31.8cm" svg:y2="5.65cm" draw:start-shape="id16" draw:end-shape="id14" draw:end-glue-point="10" svg:d="M33600 6549l-1800-899" svg:viewBox="0 0 1801 900">
          <text:p/>
        </draw:connector>
        <draw:connector draw:style-name="gr11" draw:text-style-name="P10" draw:layer="layout" draw:type="line" svg:x1="32.2cm" svg:y1="2.901cm" svg:x2="29.55cm" svg:y2="5.8cm" draw:start-shape="id17" draw:start-glue-point="3" draw:end-shape="id15" draw:end-glue-point="4" svg:d="M32200 2901l-2650 2899" svg:viewBox="0 0 2651 2900">
          <text:p/>
        </draw:connector>
        <draw:g xml:id="id18" draw:id="id18">
          <draw:g>
            <draw:custom-shape draw:style-name="gr6" draw:text-style-name="P9" draw:layer="layout" svg:width="0.8cm" svg:height="0.3cm" svg:x="19cm" svg:y="12.3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19.8cm" svg:y="12.3cm">
              <text:p text:style-name="P8"><text:span text:style-name="T3">Additio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5" draw:text-style-name="P9" draw:layer="layout" svg:width="3.3cm" svg:height="0.3cm" svg:x="19cm" svg:y="12.3cm">
            <text:p/>
            <draw:enhanced-geometry svg:viewBox="0 0 21600 21600" draw:type="rectangle" draw:enhanced-path="M 0 0 L 21600 0 21600 21600 0 21600 0 0 Z N"/>
          </draw:custom-shape>
        </draw:g>
        <draw:connector draw:style-name="gr11" draw:text-style-name="P10" draw:layer="layout" draw:type="line" svg:x1="20.65cm" svg:y1="12.602cm" svg:x2="22.701cm" svg:y2="14.699cm" draw:start-shape="id18" draw:start-glue-point="2" draw:end-shape="id6" draw:end-glue-point="4" svg:d="M20650 12602l2051 2097" svg:viewBox="0 0 2052 2098">
          <text:p/>
        </draw:connector>
        <draw:g xml:id="id19" draw:id="id19">
          <draw:g>
            <draw:custom-shape draw:style-name="gr6" draw:text-style-name="P9" draw:layer="layout" svg:width="0.8cm" svg:height="0.3cm" svg:x="34.6cm" svg:y="13.2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5.4cm" svg:y="13.2cm">
              <text:p text:style-name="P8"><text:span text:style-name="T3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4.6cm" svg:y="13.5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6.8cm" svg:y="14.1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4.102cm">
                <text:p text:style-name="P8"><text:span text:style-name="T3">Slow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4.102cm">
                <text:p text:style-name="P8"><text:span text:style-name="T3">10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6.8cm" svg:y="13.8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1.4cm" svg:height="0.3cm" svg:x="34.6cm" svg:y="13.802cm">
                <text:p text:style-name="P8"><text:span text:style-name="T3">Gain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9" draw:layer="layout" svg:width="0.8cm" svg:height="0.3cm" svg:x="36cm" svg:y="13.802cm">
                <text:p text:style-name="P8"><text:span text:style-name="T3">5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4.6cm" svg:y1="13.801cm" svg:x2="32.799cm" svg:y2="14.699cm" draw:start-shape="id19" draw:start-glue-point="3" draw:end-shape="id6" draw:end-glue-point="5" svg:d="M34600 13801l-1801 898" svg:viewBox="0 0 1802 899">
          <text:p/>
        </draw:connector>
        <draw:g xml:id="id24" draw:id="id24">
          <draw:g>
            <draw:custom-shape draw:style-name="gr6" draw:text-style-name="P9" draw:layer="layout" svg:width="0.8cm" svg:height="0.3cm" svg:x="29cm" svg:y="18.5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5cm">
              <text:p text:style-name="P8"><text:span text:style-name="T3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29cm" svg:y="18.8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29.8cm" svg:y="18.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29cm" svg:y="19.1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1.2cm" svg:y="19.4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29cm" svg:y="19.40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0.1cm" svg:y="19.402cm">
                <text:p text:style-name="P8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20" draw:id="id20" draw:layer="layout" svg:width="0.5cm" svg:height="0.5cm" svg:x="34.9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1" draw:id="id21" draw:layer="layout" svg:width="0.5cm" svg:height="0.5cm" svg:x="35.7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22" draw:id="id22" draw:layer="layout" svg:width="0.5cm" svg:height="0.5cm" svg:x="36.4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draw:type="line" svg:x1="29.727cm" svg:y1="6.227cm" svg:x2="34.973cm" svg:y2="16.873cm" draw:start-shape="id15" draw:start-glue-point="9" draw:end-shape="id20" draw:end-glue-point="5" svg:d="M29727 6227l5246 10646" svg:viewBox="0 0 5247 10647">
          <text:p/>
        </draw:connector>
        <draw:connector draw:style-name="gr16" draw:text-style-name="P10" draw:layer="layout" draw:type="line" svg:x1="29.727cm" svg:y1="6.227cm" svg:x2="35.773cm" svg:y2="18.573cm" draw:start-shape="id15" draw:start-glue-point="9" draw:end-shape="id21" draw:end-glue-point="5" svg:d="M29727 6227l6046 12346" svg:viewBox="0 0 6047 12347">
          <text:p/>
        </draw:connector>
        <draw:connector draw:style-name="gr16" draw:text-style-name="P10" draw:layer="layout" draw:type="line" svg:x1="29.727cm" svg:y1="6.227cm" svg:x2="36.473cm" svg:y2="19.973cm" draw:start-shape="id15" draw:start-glue-point="9" draw:end-shape="id22" draw:end-glue-point="5" svg:d="M29727 6227l6746 13746" svg:viewBox="0 0 6747 13747">
          <text:p/>
        </draw:connector>
        <draw:connector draw:style-name="gr16" draw:text-style-name="P10" draw:layer="layout" draw:type="line" svg:x1="29.727cm" svg:y1="6.227cm" svg:x2="37.273cm" svg:y2="21.573cm" draw:start-shape="id15" draw:start-glue-point="9" draw:end-shape="id23" draw:end-glue-point="5" svg:d="M29727 6227l7546 15346" svg:viewBox="0 0 7547 15347">
          <text:p/>
        </draw:connector>
        <draw:custom-shape draw:style-name="gr5" draw:text-style-name="P7" xml:id="id23" draw:id="id23" draw:layer="layout" svg:width="0.5cm" svg:height="0.5cm" svg:x="37.2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9" draw:layer="layout" draw:type="line" svg:x1="36.65cm" svg:y1="20.4cm" svg:x2="37.2cm" svg:y2="21.75cm" draw:start-shape="id22" draw:start-glue-point="8" draw:end-shape="id23" draw:end-glue-point="6" svg:d="M36650 20400l550 1350" svg:viewBox="0 0 551 1351">
          <text:p text:style-name="P8"><text:span text:style-name="T3">Transfer</text:span></text:p>
        </draw:connector>
        <draw:connector draw:style-name="gr13" draw:text-style-name="P9" draw:layer="layout" draw:type="line" svg:x1="35.95cm" svg:y1="19cm" svg:x2="36.4cm" svg:y2="20.15cm" draw:start-shape="id21" draw:start-glue-point="8" draw:end-shape="id22" draw:end-glue-point="6" svg:d="M35950 19000l450 1150" svg:viewBox="0 0 451 1151">
          <text:p text:style-name="P8"><text:span text:style-name="T3">Transfer</text:span></text:p>
        </draw:connector>
        <draw:connector draw:style-name="gr13" draw:text-style-name="P9" draw:layer="layout" draw:type="line" svg:x1="35.327cm" svg:y1="17.227cm" svg:x2="35.7cm" svg:y2="18.75cm" draw:start-shape="id20" draw:start-glue-point="9" draw:end-shape="id21" draw:end-glue-point="6" svg:d="M35327 17227l373 1523" svg:viewBox="0 0 374 1524">
          <text:p text:style-name="P8"><text:span text:style-name="T3">Transfer</text:span></text:p>
        </draw:connector>
        <draw:connector draw:style-name="gr13" draw:text-style-name="P9" draw:layer="layout" draw:type="line" svg:x1="33cm" svg:y1="16.45cm" svg:x2="34.9cm" svg:y2="17.05cm" draw:start-shape="id12" draw:start-glue-point="10" draw:end-shape="id20" draw:end-glue-point="6" svg:d="M33000 16450l1900 600" svg:viewBox="0 0 1901 601">
          <text:p text:style-name="P8"><text:span text:style-name="T3">Transfer</text:span></text:p>
        </draw:connector>
        <draw:g xml:id="id27" draw:id="id27">
          <draw:g>
            <draw:custom-shape draw:style-name="gr6" draw:text-style-name="P9" draw:layer="layout" svg:width="0.8cm" svg:height="0.3cm" svg:x="30.5cm" svg:y="19.9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3cm" svg:y="19.9cm">
              <text:p text:style-name="P8"><text:span text:style-name="T3">Short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0.5cm" svg:y="20.2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1.3cm" svg:y="20.2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0.5cm" svg:y="20.5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2.7cm" svg:y="20.8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0.5cm" svg:y="20.802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1.6cm" svg:y="20.802cm">
                <text:p text:style-name="P8"><text:span text:style-name="T6">Short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6" draw:id="id26">
          <draw:g>
            <draw:custom-shape draw:style-name="gr6" draw:text-style-name="P9" draw:layer="layout" svg:width="0.8cm" svg:height="0.3cm" svg:x="31.7cm" svg:y="21.4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2.5cm" svg:y="21.398cm">
              <text:p text:style-name="P8"><text:span text:style-name="T3">Long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1.7cm" svg:y="21.7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2.5cm" svg:y="21.69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1.7cm" svg:y="2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3.9cm" svg:y="22.3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1.7cm" svg:y="22.3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2.8cm" svg:y="22.3cm">
                <text:p text:style-name="P8"><text:span text:style-name="T6">Long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5" draw:id="id25">
          <draw:g>
            <draw:custom-shape draw:style-name="gr6" draw:text-style-name="P9" draw:layer="layout" svg:width="0.8cm" svg:height="0.3cm" svg:x="32.8cm" svg:y="22.9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6cm" svg:y="22.898cm">
              <text:p text:style-name="P8"><text:span text:style-name="T3">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2.8cm" svg:y="23.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.6cm" svg:y="23.198cm">
              <text:p text:style-name="P8"><text:span text:style-name="T3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2.8cm" svg:y="23.5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5cm" svg:y="23.8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9" draw:layer="layout" svg:width="1.1cm" svg:height="0.3cm" svg:x="32.8cm" svg:y="23.8cm">
                <text:p text:style-name="P8"><text:span text:style-name="T3">Parameter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1.1cm" svg:height="0.3cm" svg:x="33.9cm" svg:y="23.8cm">
                <text:p text:style-name="P8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layout" draw:type="line" svg:x1="32.3cm" svg:y1="19.101cm" svg:x2="34.973cm" svg:y2="17.227cm" draw:start-shape="id24" draw:end-shape="id20" draw:end-glue-point="7" svg:d="M32300 19101l2673-1874" svg:viewBox="0 0 2674 1875">
          <text:p/>
        </draw:connector>
        <draw:connector draw:style-name="gr11" draw:text-style-name="P10" draw:layer="layout" draw:type="line" svg:x1="36.1cm" svg:y1="23.499cm" svg:x2="37.273cm" svg:y2="21.927cm" draw:start-shape="id25" draw:start-glue-point="1" draw:end-shape="id23" draw:end-glue-point="7" svg:d="M36100 23499l1173-1572" svg:viewBox="0 0 1174 1573">
          <text:p/>
        </draw:connector>
        <draw:connector draw:style-name="gr11" draw:text-style-name="P10" draw:layer="layout" draw:type="line" svg:x1="35cm" svg:y1="21.999cm" svg:x2="36.473cm" svg:y2="20.327cm" draw:start-shape="id26" draw:end-shape="id22" draw:end-glue-point="7" svg:d="M35000 21999l1473-1672" svg:viewBox="0 0 1474 1673">
          <text:p/>
        </draw:connector>
        <draw:connector draw:style-name="gr11" draw:text-style-name="P10" draw:layer="layout" draw:type="line" svg:x1="33.8cm" svg:y1="20.501cm" svg:x2="35.773cm" svg:y2="18.927cm" draw:start-shape="id27" draw:start-glue-point="1" draw:end-shape="id21" draw:end-glue-point="7" svg:d="M33800 20501l1973-1574" svg:viewBox="0 0 1974 1575">
          <text:p/>
        </draw:connector>
        <draw:g xml:id="id17" draw:id="id17">
          <draw:g>
            <draw:custom-shape draw:style-name="gr6" draw:text-style-name="P9" draw:layer="layout" svg:width="0.8cm" svg:height="0.3cm" svg:x="32.2cm" svg:y="1.402cm">
              <text:p text:style-name="P8"><text:span text:style-name="T3">Nam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cm" svg:y="1.4cm">
              <text:p text:style-name="P8"><text:span text:style-name="T3">Gain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6" draw:text-style-name="P9" draw:layer="layout" svg:width="0.8cm" svg:height="0.3cm" svg:x="32.2cm" svg:y="1.702cm">
              <text:p text:style-name="P8"><text:span text:style-name="T3">Type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9" draw:layer="layout" svg:width="2.5cm" svg:height="0.3cm" svg:x="33cm" svg:y="1.7cm">
              <text:p text:style-name="P8"><text:span text:style-name="T3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9" draw:layer="layout" svg:width="3.3cm" svg:height="0.3cm" svg:x="32.2cm" svg:y="2.002cm">
              <text:p text:style-name="P8"><text:span text:style-name="T3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9" draw:text-style-name="P9" draw:layer="layout" svg:width="1.1cm" svg:height="0.3cm" svg:x="34.4cm" svg:y="2.6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6cm" svg:height="0.3cm" svg:x="32.2cm" svg:y="2.602cm">
                <text:p text:style-name="P8"><text:span text:style-name="T3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6cm" svg:height="0.3cm" svg:x="33.8cm" svg:y="2.602cm">
                <text:p text:style-name="P8"><text:span text:style-name="T3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4cm" svg:y="2.302cm">
                <text:p text:style-name="P8"><text:span text:style-name="T3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2.2cm" svg:y="2.302cm">
                <text:p text:style-name="P8"><text:span text:style-name="T3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9" draw:layer="layout" svg:width="1cm" svg:height="0.3cm" svg:x="33.4cm" svg:y="2.302cm">
                <text:p text:style-name="P8"><text:span text:style-name="T3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4cm" svg:y="2.9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6cm" svg:height="0.3cm" svg:x="32.2cm" svg:y="2.902cm">
                <text:p text:style-name="P8"><text:span text:style-name="T3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6cm" svg:height="0.3cm" svg:x="33.8cm" svg:y="2.902cm">
                <text:p text:style-name="P8"><text:span text:style-name="T3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9" draw:text-style-name="P9" draw:layer="layout" svg:width="1.1cm" svg:height="0.3cm" svg:x="34.4cm" svg:y="3.202cm">
                <text:p text:style-name="P8"><text:span text:style-name="T3">Double</text:span></text:p>
                <draw:enhanced-geometry svg:viewBox="0 0 21600 21600" draw:type="rectangle" draw:enhanced-path="M 0 0 L 21600 0 21600 21600 0 21600 0 0 Z N"/>
              </draw:custom-shape>
              <draw:custom-shape draw:style-name="gr17" draw:text-style-name="P9" draw:layer="layout" svg:width="1.6cm" svg:height="0.3cm" svg:x="32.2cm" svg:y="3.202cm">
                <text:p text:style-name="P8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18" draw:text-style-name="P9" draw:layer="layout" svg:width="0.6cm" svg:height="0.3cm" svg:x="33.8cm" svg:y="3.202cm">
                <text:p text:style-name="P8"><text:span text:style-name="T3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4.7cm" svg:y="3.5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3" draw:layer="layout" svg:width="1.3cm" svg:height="0.3cm" svg:x="32.2cm" svg:y="3.502cm">
                <text:p text:style-name="P8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5cm" svg:y="3.502cm">
                <text:p text:style-name="P8"><text:span text:style-name="T3">HillClimb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4.7cm" svg:y="3.8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layout" svg:width="1.3cm" svg:height="0.3cm" svg:x="32.2cm" svg:y="3.802cm">
                <text:p text:style-name="P8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5cm" svg:y="3.802cm">
                <text:p text:style-name="P8"><text:span text:style-name="T3">Smooth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6" draw:text-style-name="P9" draw:layer="layout" svg:width="0.8cm" svg:height="0.3cm" svg:x="34.7cm" svg:y="4.102cm">
                <text:p text:style-name="P8"><text:span text:style-name="T3">String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4" draw:layer="layout" svg:width="1.3cm" svg:height="0.3cm" svg:x="32.2cm" svg:y="4.102cm">
                <text:p text:style-name="P8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1.2cm" svg:height="0.3cm" svg:x="33.5cm" svg:y="4.102cm">
                <text:p text:style-name="P8"><text:span text:style-name="T3">0.9^0.9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15T18:43:03.157000000</dc:date>
    <meta:editing-duration>PT14H45M50S</meta:editing-duration>
    <meta:editing-cycles>72</meta:editing-cycles>
    <meta:document-statistic meta:object-count="321"/>
  </office:meta>
</office:document-meta>
</file>